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06pt"/>
    </style:style>
    <style:style style:name="co2" style:family="table-column">
      <style:table-column-properties fo:break-before="auto" style:column-width="113.7pt"/>
    </style:style>
    <style:style style:name="co3" style:family="table-column">
      <style:table-column-properties fo:break-before="auto" style:column-width="254.2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style:style style:name="ce1" style:family="table-cell" style:parent-style-name="Default" style:data-style-name="N60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DE_pkpm_ol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GO:term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P-value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0006955</text:p>
          </table:table-cell>
          <table:table-cell office:value-type="string" calcext:value-type="string">
            <text:p>&amp;</text:p>
          </table:table-cell>
          <table:table-cell office:value-type="float" office:value="0.00000235556967817003" calcext:value-type="float">
            <text:p>2.36E-00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immune response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0065008</text:p>
          </table:table-cell>
          <table:table-cell office:value-type="string" calcext:value-type="string">
            <text:p>&amp;</text:p>
          </table:table-cell>
          <table:table-cell office:value-type="float" office:value="0.0000712176222520907" calcext:value-type="float">
            <text:p>7.12E-00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regulation of biological quality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0032270</text:p>
          </table:table-cell>
          <table:table-cell office:value-type="string" calcext:value-type="string">
            <text:p>&amp;</text:p>
          </table:table-cell>
          <table:table-cell office:value-type="float" office:value="0.000141820594567886" calcext:value-type="float">
            <text:p>1.42E-00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ositive regulation of cellular protein metabolic process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0032461</text:p>
          </table:table-cell>
          <table:table-cell office:value-type="string" calcext:value-type="string">
            <text:p>&amp;</text:p>
          </table:table-cell>
          <table:table-cell office:value-type="float" office:value="0.000209485277121456" calcext:value-type="float">
            <text:p>2.09E-00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ositive regulation of protein oligomerization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0002764</text:p>
          </table:table-cell>
          <table:table-cell office:value-type="string" calcext:value-type="string">
            <text:p>&amp;</text:p>
          </table:table-cell>
          <table:table-cell office:value-type="float" office:value="0.000494970419737468" calcext:value-type="float">
            <text:p>4.95E-00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immune response-regulating signaling pathway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0070661</text:p>
          </table:table-cell>
          <table:table-cell office:value-type="string" calcext:value-type="string">
            <text:p>&amp;</text:p>
          </table:table-cell>
          <table:table-cell office:value-type="float" office:value="0.0010766647697544" calcext:value-type="float">
            <text:p>1.08E-00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leukocyte proliferation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0031347</text:p>
          </table:table-cell>
          <table:table-cell office:value-type="string" calcext:value-type="string">
            <text:p>&amp;</text:p>
          </table:table-cell>
          <table:table-cell office:value-type="float" office:value="0.0013840455539652" calcext:value-type="float">
            <text:p>1.38E-00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regulation of defense response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0031349</text:p>
          </table:table-cell>
          <table:table-cell office:value-type="string" calcext:value-type="string">
            <text:p>&amp;</text:p>
          </table:table-cell>
          <table:table-cell office:value-type="float" office:value="0.0017376994507407" calcext:value-type="float">
            <text:p>1.74E-00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ositive regulation of defense response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0033005</text:p>
          </table:table-cell>
          <table:table-cell office:value-type="string" calcext:value-type="string">
            <text:p>&amp;</text:p>
          </table:table-cell>
          <table:table-cell office:value-type="float" office:value="0.00179516246420421" calcext:value-type="float">
            <text:p>1.80E-00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ositive regulation of mast cell activation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0043170</text:p>
          </table:table-cell>
          <table:table-cell office:value-type="string" calcext:value-type="string">
            <text:p>&amp;</text:p>
          </table:table-cell>
          <table:table-cell office:value-type="float" office:value="0.00193451499157259" calcext:value-type="float">
            <text:p>1.93E-00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acromolecule metabolic process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0050665</text:p>
          </table:table-cell>
          <table:table-cell office:value-type="string" calcext:value-type="string">
            <text:p>&amp;</text:p>
          </table:table-cell>
          <table:table-cell office:value-type="float" office:value="0.00198294102175524" calcext:value-type="float">
            <text:p>1.98E-00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hydrogen peroxide biosynthetic process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1901362</text:p>
          </table:table-cell>
          <table:table-cell office:value-type="string" calcext:value-type="string">
            <text:p>&amp;</text:p>
          </table:table-cell>
          <table:table-cell office:value-type="float" office:value="0.00216650207811339" calcext:value-type="float">
            <text:p>2.17E-00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organic cyclic compound biosynthetic process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0032418</text:p>
          </table:table-cell>
          <table:table-cell office:value-type="string" calcext:value-type="string">
            <text:p>&amp;</text:p>
          </table:table-cell>
          <table:table-cell office:value-type="float" office:value="0.00216775524710971" calcext:value-type="float">
            <text:p>2.17E-00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lysosome localization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0019438</text:p>
          </table:table-cell>
          <table:table-cell office:value-type="string" calcext:value-type="string">
            <text:p>&amp;</text:p>
          </table:table-cell>
          <table:table-cell office:value-type="float" office:value="0.00221479900067121" calcext:value-type="float">
            <text:p>2.21E-00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romatic compound biosynthetic process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0018130</text:p>
          </table:table-cell>
          <table:table-cell office:value-type="string" calcext:value-type="string">
            <text:p>&amp;</text:p>
          </table:table-cell>
          <table:table-cell office:value-type="float" office:value="0.00225389297020796" calcext:value-type="float">
            <text:p>2.25E-00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heterocycle biosynthetic process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0010001</text:p>
          </table:table-cell>
          <table:table-cell office:value-type="string" calcext:value-type="string">
            <text:p>&amp;</text:p>
          </table:table-cell>
          <table:table-cell office:value-type="float" office:value="0.00241910887002828" calcext:value-type="float">
            <text:p>2.42E-00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glial cell differentiation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0002253</text:p>
          </table:table-cell>
          <table:table-cell office:value-type="string" calcext:value-type="string">
            <text:p>&amp;</text:p>
          </table:table-cell>
          <table:table-cell office:value-type="float" office:value="0.00252240035068251" calcext:value-type="float">
            <text:p>2.52E-00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ctivation of immune response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0080134</text:p>
          </table:table-cell>
          <table:table-cell office:value-type="string" calcext:value-type="string">
            <text:p>&amp;</text:p>
          </table:table-cell>
          <table:table-cell office:value-type="float" office:value="0.0026043052025137" calcext:value-type="float">
            <text:p>2.60E-00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regulation of response to stress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0072376</text:p>
          </table:table-cell>
          <table:table-cell office:value-type="string" calcext:value-type="string">
            <text:p>&amp;</text:p>
          </table:table-cell>
          <table:table-cell office:value-type="float" office:value="0.00261108903558524" calcext:value-type="float">
            <text:p>2.61E-00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rotein activation cascade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GO:0032459</text:p>
          </table:table-cell>
          <table:table-cell office:value-type="string" calcext:value-type="string">
            <text:p>&amp;</text:p>
          </table:table-cell>
          <table:table-cell office:value-type="float" office:value="0.00264955106782736" calcext:value-type="float">
            <text:p>2.65E-00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regulation of protein oligomerization</text:p>
          </table:table-cell>
          <table:table-cell office:value-type="string" calcext:value-type="string">
            <text:p>\\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4T15:38:41.943350674</dc:date>
    <meta:editing-duration>PT6M22S</meta:editing-duration>
    <meta:editing-cycles>2</meta:editing-cycles>
    <meta:generator>LibreOffice/6.0.6.2$Linux_X86_64 LibreOffice_project/00m0$Build-2</meta:generator>
    <meta:document-statistic meta:table-count="1" meta:cell-count="126" meta:object-count="0"/>
  </office:meta>
</office:document-meta>
</file>